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4A0000039370233283.png" manifest:media-type="image/png"/>
  <manifest:file-entry manifest:full-path="Pictures/10000001000007D0000003E8918CD078.png" manifest:media-type="image/png"/>
  <manifest:file-entry manifest:full-path="Pictures/10000001000007D0000003E84C7A9463.png" manifest:media-type="image/png"/>
  <manifest:file-entry manifest:full-path="Pictures/10000001000007D0000003E86DB66EA7.png" manifest:media-type="image/png"/>
  <manifest:file-entry manifest:full-path="Pictures/10000001000007BB000003DE86F2DE07.png" manifest:media-type="image/png"/>
  <manifest:file-entry manifest:full-path="Pictures/10000001000007D0000003E83A5D8F48.png" manifest:media-type="image/png"/>
  <manifest:file-entry manifest:full-path="Pictures/10000001000007D0000003E84B6E5E79.png" manifest:media-type="image/png"/>
  <manifest:file-entry manifest:full-path="Pictures/10000001000007D0000003E8B75F282B.png" manifest:media-type="image/png"/>
  <manifest:file-entry manifest:full-path="Pictures/10000001000007BB000003DE5450CD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9cm" svg:height="0.962cm" svg:x="1.317cm" svg:y="1cm">
          <draw:text-box>
            <text:p>Эксперимент 1 – сравнение образцов на частоте 500 МГц</text:p>
          </draw:text-box>
        </draw:frame>
        <draw:frame draw:style-name="gr2" draw:text-style-name="P2" draw:layer="layout" svg:width="16.414cm" svg:height="8.211cm" svg:x="2.587cm" svg:y="2.27cm">
          <draw:image xlink:href="Pictures/10000001000007BB000003DE5450CD53.png" xlink:type="simple" xlink:show="embed" xlink:actuate="onLoad" draw:mime-type="image/png">
            <text:p/>
          </draw:image>
        </draw:frame>
        <draw:frame draw:style-name="gr2" draw:text-style-name="P2" draw:layer="layout" svg:width="16.827cm" svg:height="8.414cm" svg:x="2.27cm" svg:y="10.366cm">
          <draw:image xlink:href="Pictures/10000001000007D0000003E8B75F282B.png" xlink:type="simple" xlink:show="embed" xlink:actuate="onLoad" draw:mime-type="image/png">
            <text:p/>
          </draw:image>
        </draw:frame>
        <draw:frame draw:style-name="gr2" draw:text-style-name="P2" draw:layer="layout" svg:width="16.511cm" svg:height="8.259cm" svg:x="2.586cm" svg:y="18.462cm">
          <draw:image xlink:href="Pictures/10000001000007BB000003DE86F2DE0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922cm" svg:height="0.962cm" svg:x="1cm" svg:y="1cm">
          <draw:text-box>
            <text:p>Эксперимент 2</text:p>
          </draw:text-box>
        </draw:frame>
        <draw:frame draw:style-name="gr2" draw:text-style-name="P2" draw:layer="layout" svg:width="17.146cm" svg:height="8.573cm" svg:x="1.634cm" svg:y="1.952cm">
          <draw:image xlink:href="Pictures/10000001000007D0000003E86DB66EA7.png" xlink:type="simple" xlink:show="embed" xlink:actuate="onLoad" draw:mime-type="image/png">
            <text:p/>
          </draw:image>
        </draw:frame>
        <draw:frame draw:style-name="gr2" draw:text-style-name="P2" draw:layer="layout" svg:width="17.146cm" svg:height="8.573cm" svg:x="1.635cm" svg:y="9.572cm">
          <draw:image xlink:href="Pictures/10000001000007D0000003E8B75F282B.png" xlink:type="simple" xlink:show="embed" xlink:actuate="onLoad" draw:mime-type="image/png">
            <text:p/>
          </draw:image>
        </draw:frame>
        <draw:frame draw:style-name="gr2" draw:text-style-name="P2" draw:layer="layout" svg:width="17.781cm" svg:height="8.89cm" svg:x="1.317cm" svg:y="17.51cm">
          <draw:image xlink:href="Pictures/10000001000007D0000003E84B6E5E7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8.098cm" svg:height="9.049cm" svg:x="1.634cm" svg:y="0.365cm">
          <draw:image xlink:href="Pictures/10000001000007D0000003E83A5D8F48.png" xlink:type="simple" xlink:show="embed" xlink:actuate="onLoad" draw:mime-type="image/png">
            <text:p/>
          </draw:image>
        </draw:frame>
        <draw:frame draw:style-name="gr2" draw:text-style-name="P2" draw:layer="layout" svg:width="17.78cm" svg:height="8.89cm" svg:x="1.635cm" svg:y="8.62cm">
          <draw:image xlink:href="Pictures/10000001000007D0000003E84C7A9463.png" xlink:type="simple" xlink:show="embed" xlink:actuate="onLoad" draw:mime-type="image/png">
            <text:p/>
          </draw:image>
        </draw:frame>
        <draw:frame draw:style-name="gr2" draw:text-style-name="P2" draw:layer="layout" svg:width="18.45cm" svg:height="9.225cm" svg:x="1.317cm" svg:y="16.875cm">
          <draw:image xlink:href="Pictures/10000001000007D0000003E8918CD07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19.371cm" svg:height="8.351cm" svg:x="1.219cm" svg:y="3.359cm">
          <draw:image xlink:href="Pictures/100000010000084A0000039370233283.png" xlink:type="simple" xlink:show="embed" xlink:actuate="onLoad" draw:mime-type="image/png">
            <text:p/>
          </draw:image>
        </draw:frame>
        <draw:frame draw:style-name="gr3" draw:text-style-name="P1" draw:layer="layout" svg:width="12.065cm" svg:height="1.673cm" svg:x="1.317cm" svg:y="1.317cm">
          <draw:text-box>
            <text:p>Зависимость коэффициента затухания от частоты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06:34.966509932</meta:creation-date>
    <dc:date>2024-03-18T12:23:53.723383742</dc:date>
    <meta:editing-duration>PT17M18S</meta:editing-duration>
    <meta:editing-cycles>4</meta:editing-cycles>
    <meta:generator>LibreOffice/7.6.5.2$Linux_X86_64 LibreOffice_project/60$Build-2</meta:generator>
    <meta:print-date>2024-03-18T12:24:06.840963371</meta:print-date>
    <meta:printed-by>PDF files</meta:printed-by>
    <meta:document-statistic meta:object-count="13"/>
  </office:meta>
</office:document-meta>
</file>